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 Semibold" fo:font-size="13pt" officeooo:rsid="00103c49" officeooo:paragraph-rsid="00103c49" style:font-size-asian="13pt" style:font-size-complex="13pt"/>
    </style:style>
    <style:style style:name="P2" style:family="paragraph" style:parent-style-name="Standard">
      <style:paragraph-properties fo:break-before="page"/>
      <style:text-properties style:font-name="Lato Semibold" fo:font-size="13pt" officeooo:rsid="00103c49" officeooo:paragraph-rsid="00103c49" style:font-size-asian="13pt" style:font-size-complex="13pt"/>
    </style:style>
    <style:style style:name="P3" style:family="paragraph" style:parent-style-name="Standard">
      <style:paragraph-properties fo:break-before="page"/>
      <style:text-properties style:font-name="Lato Semibold" fo:font-size="13pt" officeooo:rsid="00103c49" officeooo:paragraph-rsid="0010cb76" style:font-size-asian="13pt" style:font-size-complex="13pt"/>
    </style:style>
    <style:style style:name="P4" style:family="paragraph" style:parent-style-name="Standard">
      <style:text-properties style:font-name="Lato Semibold" fo:font-size="13pt" officeooo:rsid="00103c49" officeooo:paragraph-rsid="0010cb76" style:font-size-asian="13pt" style:font-size-complex="13pt"/>
    </style:style>
    <style:style style:name="P5" style:family="paragraph" style:parent-style-name="Standard">
      <style:text-properties style:font-name="Lato Semibold" fo:font-size="13pt" style:font-size-asian="13pt" style:font-size-complex="13pt"/>
    </style:style>
    <style:style style:name="P6" style:family="paragraph" style:parent-style-name="Standard">
      <style:text-properties style:font-name="Lato Semibold" fo:font-size="13pt" officeooo:rsid="0010cb76" officeooo:paragraph-rsid="0010cb76" style:font-size-asian="13pt" style:font-size-complex="13pt"/>
    </style:style>
    <style:style style:name="P7" style:family="paragraph" style:parent-style-name="Standard">
      <style:text-properties style:font-name="Lato Semibold" fo:font-size="13pt" officeooo:rsid="00103c49" officeooo:paragraph-rsid="0010cb76" style:font-size-asian="13pt" style:font-size-complex="13pt"/>
    </style:style>
    <style:style style:name="P8" style:family="paragraph" style:parent-style-name="Standard">
      <style:text-properties style:font-name="Lato Semibold" fo:font-size="13pt" officeooo:rsid="00103c49" officeooo:paragraph-rsid="0011915b" style:font-size-asian="13pt" style:font-size-complex="13pt"/>
    </style:style>
    <style:style style:name="P9" style:family="paragraph" style:parent-style-name="Standard">
      <style:text-properties style:font-name="Lato Semibold" fo:font-size="13pt" officeooo:rsid="00103c49" officeooo:paragraph-rsid="0012b395" style:font-size-asian="13pt" style:font-size-complex="13pt"/>
    </style:style>
    <style:style style:name="P10" style:family="paragraph" style:parent-style-name="Standard">
      <style:text-properties style:font-name="Lato Semibold" fo:font-size="13pt" officeooo:rsid="0011915b" officeooo:paragraph-rsid="0011915b" style:font-size-asian="13pt" style:font-size-complex="13pt"/>
    </style:style>
    <style:style style:name="P11" style:family="paragraph" style:parent-style-name="Standard">
      <style:text-properties style:font-name="Lato Semibold" fo:font-size="13pt" officeooo:rsid="0011915b" officeooo:paragraph-rsid="0012b395" style:font-size-asian="13pt" style:font-size-complex="13pt"/>
    </style:style>
    <style:style style:name="T1" style:family="text">
      <style:text-properties officeooo:rsid="0010c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</text:p>
      <text:p text:style-name="P1">Surface are and Volume of a Cylinder</text:p>
      <text:p text:style-name="P1">Name: Ronal Shoey George</text:p>
      <text:p text:style-name="P1">Date: 14/02/2024</text:p>
      <text:p text:style-name="P1">Class: S4DS</text:p>
      <text:p text:style-name="P1">Roll No.: 51</text:p>
      <text:p text:style-name="P5"/>
      <text:p text:style-name="P5">import math</text:p>
      <text:p text:style-name="P5"/>
      <text:p text:style-name="P5">r=int(input("Enter radius : "))</text:p>
      <text:p text:style-name="P5">l=int(input("Enter Height : "))</text:p>
      <text:p text:style-name="P5">def sa(r,l):</text:p>
      <text:p text:style-name="P5"><text:tab/>s=math.pi*r*((2*r)+l)</text:p>
      <text:p text:style-name="P5"><text:tab/>print("Surface Area : ",s)</text:p>
      <text:p text:style-name="P5">def v(r,l):</text:p>
      <text:p text:style-name="P5"><text:tab/>x=math.pi*r*r*l</text:p>
      <text:p text:style-name="P5"><text:tab/>print("Volume : ",x)</text:p>
      <text:p text:style-name="P5">c=0</text:p>
      <text:p text:style-name="P5">while(c!=3):</text:p>
      <text:p text:style-name="P5"><text:tab/>print("\n1.Surface Area\n2.Volume\n3.Exit\n")</text:p>
      <text:p text:style-name="P5"><text:tab/>c=int(input("Enter Choice : "))</text:p>
      <text:p text:style-name="P5"><text:tab/>if c==1:</text:p>
      <text:p text:style-name="P5"><text:tab/><text:tab/>sa(r,l)</text:p>
      <text:p text:style-name="P5"><text:tab/>elif c==2:</text:p>
      <text:p text:style-name="P5"><text:tab/><text:tab/>v(r,l)</text:p>
      <text:p text:style-name="P5"><text:tab/>elif c!=3:</text:p>
      <text:p text:style-name="P5"><text:tab/><text:tab/>print("Invalid Choice")</text:p>
      <text:p text:style-name="P5"/>
      <text:p text:style-name="P5"/>
      <text:p text:style-name="P5"/>
      <text:p text:style-name="P1"/>
      <text:p text:style-name="P1"/>
      <text:p text:style-name="P1">Experiment</text:p>
      <text:p text:style-name="P1">Multiplication Table</text:p>
      <text:p text:style-name="P1">Name: Ronal Shoey George</text:p>
      <text:p text:style-name="P1">Date: 21/01/2024</text:p>
      <text:p text:style-name="P1">Class: S4DS</text:p>
      <text:p text:style-name="P1">Roll No.: 51</text:p>
      <text:p text:style-name="P1"/>
      <text:p text:style-name="P1">x=int(input("Enter number to print multiplication table of : "))</text:p>
      <text:p text:style-name="P1">for i in range(1,11):</text:p>
      <text:p text:style-name="P1"><text:tab/>print(x,"X",i,"=",x*i,sep="")</text:p>
      <text:p text:style-name="P1"><text:tab/></text:p>
      <text:p text:style-name="P1">print()</text:p>
      <text:p text:style-name="P2">Experiment</text:p>
      <text:p text:style-name="P1">Replace Word in String</text:p>
      <text:p text:style-name="P1">Name: Ronal Shoey George</text:p>
      <text:p text:style-name="P1">Date: 14/02/2024</text:p>
      <text:p text:style-name="P1">Class: S4DS</text:p>
      <text:p text:style-name="P1">Roll No.: 51</text:p>
      <text:p text:style-name="P1"/>
      <text:p text:style-name="P1">s=input("Enter String : ")</text:p>
      <text:p text:style-name="P1">a=s.split(" ")</text:p>
      <text:p text:style-name="P1">w=input("Enter word r to replace : ")</text:p>
      <text:p text:style-name="P1">print("Number of words in string : ",len(a))</text:p>
      <text:p text:style-name="P1">if w not in a:</text:p>
      <text:p text:style-name="P1"><text:tab/>print(w,"Not found")</text:p>
      <text:p text:style-name="P1">else:</text:p>
      <text:p text:style-name="P1"><text:tab/>x=a.index(w)</text:p>
      <text:p text:style-name="P1"><text:tab/>n=input("Enter New word : ")</text:p>
      <text:p text:style-name="P1"><text:tab/>a[x]=n</text:p>
      <text:p text:style-name="P1"><text:tab/>for i in a:</text:p>
      <text:p text:style-name="P1"><text:tab/><text:tab/>print(i,end=" ")</text:p>
      <text:p text:style-name="P1">print()</text:p>
      <text:p text:style-name="P1"/>
      <text:p text:style-name="P1"/>
      <text:p text:style-name="P1"/>
      <text:p text:style-name="P1"/>
      <text:p text:style-name="P1"/>
      <text:p text:style-name="P1">Experiment</text:p>
      <text:p text:style-name="P1">Largest of Three Numbers</text:p>
      <text:p text:style-name="P1">Name: Ronal Shoey George</text:p>
      <text:p text:style-name="P1">Date: 21/01/2024</text:p>
      <text:p text:style-name="P1">Class: S4DS</text:p>
      <text:p text:style-name="P1">Roll No.: 51</text:p>
      <text:p text:style-name="P1"/>
      <text:p text:style-name="P1"/>
      <text:p text:style-name="P1">a=int(input("Enter number A : "))</text:p>
      <text:p text:style-name="P1">b=int(input("Enter number B : "))</text:p>
      <text:p text:style-name="P1">c=int(input("Enter number C : "))</text:p>
      <text:p text:style-name="P1">max=a</text:p>
      <text:p text:style-name="P1">if max&lt;b:</text:p>
      <text:p text:style-name="P1"><text:tab/>max=b</text:p>
      <text:p text:style-name="P1">if max&lt;c:</text:p>
      <text:p text:style-name="P1"><text:tab/>max=c</text:p>
      <text:p text:style-name="P1">print("Largest of the three numbers is : ",max)</text:p>
      <text:p text:style-name="P1"/>
      <text:p text:style-name="P3">Experiment</text:p>
      <text:p text:style-name="P6">Tuple</text:p>
      <text:p text:style-name="P4">Name: Ronal Shoey George</text:p>
      <text:p text:style-name="P4">Date: <text:span text:style-name="T1">28</text:span>/0<text:span text:style-name="T1">8</text:span>/2024</text:p>
      <text:p text:style-name="P4">Class: S4DS</text:p>
      <text:p text:style-name="P4">Roll No.: 51</text:p>
      <text:p text:style-name="P4"/>
      <text:p text:style-name="P4">t=o=e=to=te=()</text:p>
      <text:p text:style-name="P4">n=int(input("Enter Number of elements : "))</text:p>
      <text:p text:style-name="P4">for i in range(n):</text:p>
      <text:p text:style-name="P4"><text:tab/>t+=int(input("Enter Element : ")),</text:p>
      <text:p text:style-name="P4">print(t)</text:p>
      <text:p text:style-name="P4">for i in range(n):</text:p>
      <text:p text:style-name="P4"><text:tab/>if i%2==0:</text:p>
      <text:p text:style-name="P4"><text:tab/><text:tab/>te+=t[i],</text:p>
      <text:p text:style-name="P4"><text:tab/>else:</text:p>
      <text:p text:style-name="P4"><text:tab/><text:tab/>to+=t[i],</text:p>
      <text:p text:style-name="P4"><text:tab/>if t[i]%2==0:</text:p>
      <text:p text:style-name="P4"><text:tab/><text:tab/>e+=t[i],</text:p>
      <text:p text:style-name="P4"><text:tab/>else: o+=t[i],</text:p>
      <text:p text:style-name="P4">print("Even Tuple: ",e)</text:p>
      <text:p text:style-name="P4">print("Odd Tuple: ",o)</text:p>
      <text:p text:style-name="P4">print("Even Position Tuple: ",te)</text:p>
      <text:p text:style-name="P4">print("Odd Position Tuple: ",to)</text:p>
      <text:p text:style-name="P3">Experiment</text:p>
      <text:p text:style-name="P6">Add Matrices</text:p>
      <text:p text:style-name="P4">Name: Ronal Shoey George</text:p>
      <text:p text:style-name="P4">Date: <text:span text:style-name="T1">28</text:span>/0<text:span text:style-name="T1">8</text:span>/2024</text:p>
      <text:p text:style-name="P4">Class: S4DS</text:p>
      <text:p text:style-name="P4">Roll No.: 51</text:p>
      <text:p text:style-name="P4"/>
      <text:p text:style-name="P4"/>
      <text:p text:style-name="P4">def disp(l):</text:p>
      <text:p text:style-name="P4"><text:tab/>for i in l:</text:p>
      <text:p text:style-name="P4"><text:tab/><text:tab/>for j in <text:s/>i:</text:p>
      <text:p text:style-name="P4"><text:tab/><text:tab/><text:tab/>print(j,end=" ")</text:p>
      <text:p text:style-name="P4"><text:tab/><text:tab/>print()</text:p>
      <text:p text:style-name="P4"><text:tab/>print()</text:p>
      <text:p text:style-name="P4"/>
      <text:p text:style-name="P4">def inputm(l,r,c):</text:p>
      <text:p text:style-name="P4"><text:tab/>l=[]</text:p>
      <text:p text:style-name="P4"><text:tab/>for i in range(r):</text:p>
      <text:p text:style-name="P4"><text:tab/><text:tab/>rw=[]</text:p>
      <text:p text:style-name="P4"><text:tab/><text:tab/>for j in range(c):</text:p>
      <text:p text:style-name="P4"><text:tab/><text:tab/><text:tab/>rw.append(int(input("Enter Element : ")))</text:p>
      <text:p text:style-name="P4"><text:tab/><text:tab/>l.append(rw)</text:p>
      <text:p text:style-name="P4"><text:tab/>return l</text:p>
      <text:p text:style-name="P4"/>
      <text:p text:style-name="P4">def addm(a,b):</text:p>
      <text:p text:style-name="P4"><text:tab/>c=[]</text:p>
      <text:p text:style-name="P4"><text:tab/>for i in range(len(a)):</text:p>
      <text:p text:style-name="P4"><text:tab/><text:tab/>x=[]</text:p>
      <text:p text:style-name="P4"><text:tab/><text:tab/>for j in range(len(a[i])):</text:p>
      <text:p text:style-name="P4"><text:tab/><text:tab/><text:tab/>x.append(a[i][j]+b[i][j])</text:p>
      <text:p text:style-name="P4"><text:tab/><text:tab/>c.append(x)</text:p>
      <text:p text:style-name="P4"><text:tab/>return c</text:p>
      <text:p text:style-name="P4"/>
      <text:p text:style-name="P4"/>
      <text:p text:style-name="P4"/>
      <text:p text:style-name="P4">while True:</text:p>
      <text:p text:style-name="P4"><text:tab/>print("\n1.Input mAtrices \n2.display matrices\n3.Add matrices\n4.Exit ")</text:p>
      <text:p text:style-name="P4"><text:tab/>c=int(input("Enter Choice : "))</text:p>
      <text:p text:style-name="P4"><text:tab/>if c==1:</text:p>
      <text:p text:style-name="P4"><text:tab/><text:tab/>r=int(input("Enter Number of rows : "))</text:p>
      <text:p text:style-name="P4"><text:tab/><text:tab/>c=int(input("Enter Number of COlumns : "))</text:p>
      <text:p text:style-name="P4"><text:tab/><text:tab/>a=b=[]</text:p>
      <text:p text:style-name="P4"><text:tab/><text:tab/>print("Enter Matrix A : ")</text:p>
      <text:p text:style-name="P4"><text:tab/><text:tab/>a=inputm(a,r,c)</text:p>
      <text:p text:style-name="P4"><text:tab/><text:tab/>print("Enter Matrix B : ")</text:p>
      <text:p text:style-name="P4"><text:tab/><text:tab/>b=inputm(b,r,c)</text:p>
      <text:p text:style-name="P4"><text:soft-page-break/><text:tab/>elif c==2:</text:p>
      <text:p text:style-name="P4"><text:tab/><text:tab/>print("Matrix A : ")</text:p>
      <text:p text:style-name="P4"><text:tab/><text:tab/>disp(a)</text:p>
      <text:p text:style-name="P4"><text:tab/><text:tab/>print("\nMatrix B : ")</text:p>
      <text:p text:style-name="P4"><text:tab/><text:tab/>disp(b)</text:p>
      <text:p text:style-name="P4"><text:tab/>elif c==3:</text:p>
      <text:p text:style-name="P4"><text:tab/><text:tab/>r=[]</text:p>
      <text:p text:style-name="P4"><text:tab/><text:tab/>r=addm(a,b)</text:p>
      <text:p text:style-name="P4"><text:tab/><text:tab/>print("Resultant Matrix : ")</text:p>
      <text:p text:style-name="P4"><text:tab/><text:tab/>disp(r)</text:p>
      <text:p text:style-name="P4"><text:tab/>else:</text:p>
      <text:p text:style-name="P4"><text:tab/><text:tab/>brea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periment</text:p>
      <text:p text:style-name="P6">Remove Occurrences</text:p>
      <text:p text:style-name="P4">Name: Ronal Shoey George</text:p>
      <text:p text:style-name="P4">Date: <text:span text:style-name="T1">28</text:span>/0<text:span text:style-name="T1">8</text:span>/2024</text:p>
      <text:p text:style-name="P4">Class: S4DS</text:p>
      <text:p text:style-name="P4">Roll No.: 51<text:tab/></text:p>
      <text:p text:style-name="P4"><text:tab/><text:tab/></text:p>
      <text:p text:style-name="P4">n=int(input("Enter NUmber of elemetns : "))</text:p>
      <text:p text:style-name="P4">l=[]</text:p>
      <text:p text:style-name="P4"/>
      <text:p text:style-name="P4">for i in range(n):</text:p>
      <text:p text:style-name="P4"><text:tab/>l.append(int(input("Enter Element : ")))</text:p>
      <text:p text:style-name="P4">print("Initial Array : ")</text:p>
      <text:p text:style-name="P4">for i in l:</text:p>
      <text:p text:style-name="P4"><text:tab/>print(i,end=" ")</text:p>
      <text:p text:style-name="P4">n=[]</text:p>
      <text:p text:style-name="P4">print()</text:p>
      <text:p text:style-name="P4">for i in l:</text:p>
      <text:p text:style-name="P4"><text:tab/>for x in list(str(i)):</text:p>
      <text:p text:style-name="P4"><text:tab/><text:tab/>print(x)</text:p>
      <text:p text:style-name="P4"><text:tab/><text:tab/>if int(x) not in n:</text:p>
      <text:p text:style-name="P4"><text:tab/><text:tab/><text:tab/>n.append(int(x))</text:p>
      <text:p text:style-name="P4">print("New Array : ")</text:p>
      <text:p text:style-name="P4">for i in n:</text:p>
      <text:p text:style-name="P4"><text:tab/>print(i,end=", ")</text:p>
      <text:p text:style-name="P4">print()</text:p>
      <text:p text:style-name="P8"><text:soft-page-break/>Experiment</text:p>
      <text:p text:style-name="P10">Validation EMAIL</text:p>
      <text:p text:style-name="P8">Name: Ronal Shoey George</text:p>
      <text:p text:style-name="P8">Date: <text:span text:style-name="T1">28</text:span>/0<text:span text:style-name="T1">8</text:span>/2024</text:p>
      <text:p text:style-name="P8">Class: S4DS</text:p>
      <text:p text:style-name="P8">Roll No.: 51<text:tab/></text:p>
      <text:p text:style-name="P4"/>
      <text:p text:style-name="P4">import re</text:p>
      <text:p text:style-name="P4"/>
      <text:p text:style-name="P4">def ver(s):</text:p>
      <text:p text:style-name="P4"><text:s text:c="4"/>em=r"^[a-zA-Z0-9_.+-]+@[a-zA-Z0-9-]+\.[a-zA-Z0-9-.]+$"</text:p>
      <text:p text:style-name="P4"><text:s text:c="4"/>if re.match(em,s):</text:p>
      <text:p text:style-name="P4"><text:s text:c="8"/>return True</text:p>
      <text:p text:style-name="P4"><text:s text:c="4"/>return False</text:p>
      <text:p text:style-name="P4"/>
      <text:p text:style-name="P4">x=input("Enter Email : ")</text:p>
      <text:p text:style-name="P4">t=ver(x)</text:p>
      <text:p text:style-name="P4">if t:</text:p>
      <text:p text:style-name="P4"><text:tab/>print("Valid Email")</text:p>
      <text:p text:style-name="P4">else: print("Invalid Email")</text:p>
      <text:p text:style-name="P4"/>
      <text:p text:style-name="P9"/>
      <text:p text:style-name="P9"/>
      <text:p text:style-name="P9">Experiment</text:p>
      <text:p text:style-name="P11">Validation EMAIL</text:p>
      <text:p text:style-name="P9">Name: Ronal Shoey George</text:p>
      <text:p text:style-name="P9">Date: <text:span text:style-name="T1">28</text:span>/0<text:span text:style-name="T1">8</text:span>/2024</text:p>
      <text:p text:style-name="P9">Class: S4DS</text:p>
      <text:p text:style-name="P9">Roll No.: 51<text:tab/></text:p>
      <text:p text:style-name="P9"/>
      <text:p text:style-name="P9">d = {}</text:p>
      <text:p text:style-name="P9"/>
      <text:p text:style-name="P9">while True:</text:p>
      <text:p text:style-name="P9"><text:s text:c="4"/>print("1. Add Stock")</text:p>
      <text:p text:style-name="P9"><text:s text:c="4"/>print("2. Update Stock")</text:p>
      <text:p text:style-name="P9"><text:s text:c="4"/>print("3. Delete Stock")</text:p>
      <text:p text:style-name="P9"><text:s text:c="4"/>print("4. Search Stock")</text:p>
      <text:p text:style-name="P9"><text:s text:c="4"/>print("5. Display Stocks")</text:p>
      <text:p text:style-name="P9"><text:s text:c="4"/>print("6. Exit")</text:p>
      <text:p text:style-name="P9"/>
      <text:p text:style-name="P9"><text:s text:c="4"/>ch = int(input("Enter your choice: "))</text:p>
      <text:p text:style-name="P9"/>
      <text:p text:style-name="P9"><text:s text:c="4"/>if ch == 1:</text:p>
      <text:p text:style-name="P9"><text:s text:c="8"/>print("\nAdd Stock")</text:p>
      <text:p text:style-name="P9"><text:s text:c="8"/>bn = input("Enter Book Name: ")</text:p>
      <text:p text:style-name="P9"/>
      <text:p text:style-name="P9"><text:soft-page-break/><text:s text:c="8"/>if bn in list(d.keys()):</text:p>
      <text:p text:style-name="P9"><text:s text:c="12"/>print(bn, "Exists")</text:p>
      <text:p text:style-name="P9"><text:s text:c="8"/>else:</text:p>
      <text:p text:style-name="P9"><text:s text:c="12"/>d[bn] = int(input("Enter Stock Quantity: "))</text:p>
      <text:p text:style-name="P9"/>
      <text:p text:style-name="P9"><text:s text:c="4"/>elif ch == 2:</text:p>
      <text:p text:style-name="P9"><text:s text:c="8"/>print("\nUpdate Stock")</text:p>
      <text:p text:style-name="P9"><text:s text:c="8"/>bn = input("Enter Book Name: ")</text:p>
      <text:p text:style-name="P9"/>
      <text:p text:style-name="P9"><text:s text:c="8"/>if bn in list(d.keys()):</text:p>
      <text:p text:style-name="P9"><text:s text:c="12"/>print(bn, "Exists")</text:p>
      <text:p text:style-name="P9"><text:s text:c="12"/>addn = int(input("Enter Number of stocks to be added: "))</text:p>
      <text:p text:style-name="P9"><text:s text:c="12"/>d[bn] += addn</text:p>
      <text:p text:style-name="P9"><text:s text:c="8"/>else:</text:p>
      <text:p text:style-name="P9"><text:s text:c="12"/>print(bn, "Doesn't Exist")</text:p>
      <text:p text:style-name="P9"/>
      <text:p text:style-name="P9"><text:s text:c="4"/>elif ch == 3:</text:p>
      <text:p text:style-name="P9"><text:s text:c="8"/>print("\nDelete Stock")</text:p>
      <text:p text:style-name="P9"><text:s text:c="8"/>bn = input("Enter Book Name to be deleted: ")</text:p>
      <text:p text:style-name="P9"/>
      <text:p text:style-name="P9"><text:s text:c="8"/>if bn in list(d.keys()):</text:p>
      <text:p text:style-name="P9"><text:s text:c="12"/>del d[bn]</text:p>
      <text:p text:style-name="P9"><text:s text:c="12"/>print(bn, "Deleted")</text:p>
      <text:p text:style-name="P9"><text:s text:c="8"/>else:</text:p>
      <text:p text:style-name="P9"><text:s text:c="12"/>print(bn, "Doesn't Exist")</text:p>
      <text:p text:style-name="P9"/>
      <text:p text:style-name="P9"><text:s text:c="4"/>elif ch == 4:</text:p>
      <text:p text:style-name="P9"><text:s text:c="8"/>print("\nSearch Stock")</text:p>
      <text:p text:style-name="P9"><text:s text:c="8"/>bn = input("Enter Book Name to be Searched: ")</text:p>
      <text:p text:style-name="P9"/>
      <text:p text:style-name="P9"><text:s text:c="8"/>if bn in list(d.keys()):</text:p>
      <text:p text:style-name="P9"><text:s text:c="12"/>print("Book Name:", bn)</text:p>
      <text:p text:style-name="P9"><text:s text:c="12"/>print("Stocks:", d[bn])</text:p>
      <text:p text:style-name="P9"><text:s text:c="8"/>else:</text:p>
      <text:p text:style-name="P9"><text:s text:c="12"/>print(bn, "Doesn't Exist")</text:p>
      <text:p text:style-name="P9"/>
      <text:p text:style-name="P9"><text:s text:c="4"/>elif ch == 5:</text:p>
      <text:p text:style-name="P9"><text:s text:c="8"/>print("\nDisplay Stocks")</text:p>
      <text:p text:style-name="P9"><text:s text:c="8"/>print(f"{'Book Name':&lt;10}{'Stock':7}")</text:p>
      <text:p text:style-name="P9"><text:s text:c="8"/>for i in list(d.keys()):</text:p>
      <text:p text:style-name="P9"><text:s text:c="12"/>print(f"{i:&lt;8}{d[i]:^7}")</text:p>
      <text:p text:style-name="P9"/>
      <text:p text:style-name="P9"><text:s text:c="4"/>elif ch == 6:</text:p>
      <text:p text:style-name="P9"><text:s text:c="8"/>break</text:p>
      <text:p text:style-name="P9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3:51:24.538154041</meta:creation-date>
    <meta:print-date>2024-02-14T13:57:59.132679287</meta:print-date>
    <dc:date>2024-03-06T15:04:23.879432937</dc:date>
    <meta:editing-duration>PT2H15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241" meta:word-count="654" meta:character-count="4812" meta:non-whitespace-character-count="3874"/>
  </office:meta>
</office:document-meta>
</file>